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fo:font-weight="normal" officeooo:rsid="002f0421" officeooo:paragraph-rsid="0001282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es" fo:country="ES" fo:font-weight="normal" officeooo:rsid="003713fb" officeooo:paragraph-rsid="0001282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s" fo:country="ES" fo:font-weight="normal" officeooo:rsid="0037920d" officeooo:paragraph-rsid="0001282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s" fo:country="ES" fo:font-weight="normal" officeooo:rsid="0037920d" officeooo:paragraph-rsid="0005f03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s" fo:country="ES" fo:font-weight="normal" officeooo:rsid="0037920d" officeooo:paragraph-rsid="0017e07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s" fo:country="ES" fo:font-weight="normal" officeooo:rsid="0037920d" officeooo:paragraph-rsid="001cbb1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normal" officeooo:rsid="003291d8" officeooo:paragraph-rsid="0001282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s" fo:country="ES" fo:font-weight="normal" officeooo:rsid="003356f5" officeooo:paragraph-rsid="0001282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s" fo:country="ES" fo:font-weight="normal" officeooo:rsid="003356f5" officeooo:paragraph-rsid="0005f03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s" fo:country="ES" fo:font-weight="normal" officeooo:rsid="003984c5" officeooo:paragraph-rsid="0001282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s" fo:country="ES" fo:font-weight="normal" officeooo:rsid="0033c559" officeooo:paragraph-rsid="0001282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s" fo:country="ES" fo:font-weight="normal" officeooo:rsid="0030a101" officeooo:paragraph-rsid="00012829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language="es" fo:country="ES" fo:font-weight="bold" officeooo:rsid="002f0421" officeooo:paragraph-rsid="000128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es" fo:country="ES" fo:font-weight="bold" officeooo:rsid="002f0421" officeooo:paragraph-rsid="0001282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es" fo:country="ES" fo:font-weight="bold" officeooo:rsid="002f0421" officeooo:paragraph-rsid="0017e07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es" fo:country="ES" fo:font-weight="bold" officeooo:rsid="003291d8" officeooo:paragraph-rsid="0001282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es" fo:country="ES" fo:font-weight="bold" officeooo:rsid="0033c559" officeooo:paragraph-rsid="0001282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es" fo:country="ES" fo:font-weight="bold" officeooo:rsid="003356f5" officeooo:paragraph-rsid="0005f03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2a6099" fo:language="es" fo:country="ES" fo:font-weight="normal" officeooo:rsid="0015fd5d" officeooo:paragraph-rsid="0015fd5d" style:font-weight-asian="normal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language="es" fo:country="ES" fo:font-weight="bold" officeooo:rsid="002f0421" officeooo:paragraph-rsid="00012829" style:font-weight-asian="bold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language="es" fo:country="ES" fo:font-weight="normal" officeooo:rsid="002f0421" officeooo:paragraph-rsid="00012829" style:font-weight-asian="normal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language="es" fo:country="ES" fo:font-weight="normal" officeooo:rsid="0030a101" officeooo:paragraph-rsid="00012829" style:font-weight-asian="normal" style:font-weight-complex="normal"/>
    </style:style>
    <style:style style:name="T1" style:family="text">
      <style:text-properties officeooo:rsid="0030a101"/>
    </style:style>
    <style:style style:name="T2" style:family="text">
      <style:text-properties officeooo:rsid="0037920d"/>
    </style:style>
    <style:style style:name="T3" style:family="text">
      <style:text-properties officeooo:rsid="003356f5"/>
    </style:style>
    <style:style style:name="T4" style:family="text">
      <style:text-properties officeooo:rsid="003984c5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346485"/>
    </style:style>
    <style:style style:name="T7" style:family="text">
      <style:text-properties officeooo:rsid="0005f03a"/>
    </style:style>
    <style:style style:name="T8" style:family="text">
      <style:text-properties officeooo:rsid="0007697d"/>
    </style:style>
    <style:style style:name="T9" style:family="text">
      <style:text-properties officeooo:rsid="00094958"/>
    </style:style>
    <style:style style:name="T10" style:family="text">
      <style:text-properties officeooo:rsid="000ae597"/>
    </style:style>
    <style:style style:name="T11" style:family="text">
      <style:text-properties officeooo:rsid="000c970f"/>
    </style:style>
    <style:style style:name="T12" style:family="text">
      <style:text-properties officeooo:rsid="000e0731"/>
    </style:style>
    <style:style style:name="T13" style:family="text">
      <style:text-properties officeooo:rsid="000e5e63"/>
    </style:style>
    <style:style style:name="T14" style:family="text">
      <style:text-properties officeooo:rsid="001351c8"/>
    </style:style>
    <style:style style:name="T15" style:family="text">
      <style:text-properties officeooo:rsid="0013761a"/>
    </style:style>
    <style:style style:name="T16" style:family="text">
      <style:text-properties officeooo:rsid="0014ff83"/>
    </style:style>
    <style:style style:name="T17" style:family="text">
      <style:text-properties officeooo:rsid="0016469a"/>
    </style:style>
    <style:style style:name="T18" style:family="text">
      <style:text-properties officeooo:rsid="0018d742"/>
    </style:style>
    <style:style style:name="T19" style:family="text">
      <style:text-properties officeooo:rsid="001c05e2"/>
    </style:style>
    <style:style style:name="T20" style:family="text">
      <style:text-properties officeooo:rsid="001cbb17"/>
    </style:style>
    <style:style style:name="T21" style:family="text">
      <style:text-properties officeooo:rsid="001da66b"/>
    </style:style>
    <style:style style:name="T22" style:family="text">
      <style:text-properties officeooo:rsid="001e1675"/>
    </style:style>
    <style:style style:name="T23" style:family="text">
      <style:text-properties officeooo:rsid="001f6f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HISTORIAS DE USUARIO</text:p>
      <text:p text:style-name="P13"/>
      <text:p text:style-name="P14"/>
      <text:p text:style-name="P14"/>
      <text:p text:style-name="P14"/>
      <text:p text:style-name="P14">1. Inicio de sesión:</text:p>
      <text:p text:style-name="P1"/>
      <text:p text:style-name="P2">Usuario : Gestor, <text:span text:style-name="T12">O</text:span>perario, <text:span text:style-name="T12">Administrador, C</text:span>liente.</text:p>
      <text:p text:style-name="P2"/>
      <text:p text:style-name="P2">Descripción: Quiero logearme en la web.</text:p>
      <text:p text:style-name="P2"/>
      <text:p text:style-name="P2">Validación: Cualquier usuario registrado o trabajador con credenciales asignadas puede iniciar sesión en la web.</text:p>
      <text:p text:style-name="P1"/>
      <text:p text:style-name="P14">2. Registro:</text:p>
      <text:p text:style-name="P14"/>
      <text:p text:style-name="P2">Usuario: <text:span text:style-name="T12">No necesario</text:span>.</text:p>
      <text:p text:style-name="P2"/>
      <text:p text:style-name="P2">Descripción: Como usuario quiero registrarme en la web.</text:p>
      <text:p text:style-name="P2"/>
      <text:p text:style-name="P2">Validación: Cualquier usuario que navege por nuestra web puede registrarse en ella obteniendo credenciales de cliente.</text:p>
      <text:p text:style-name="P2"/>
      <text:p text:style-name="P18"><text:span text:style-name="T9">3</text:span>. <text:span text:style-name="T9">Creación de incidencia</text:span>:</text:p>
      <text:p text:style-name="P18"/>
      <text:p text:style-name="P4">Usuario: Gestor, Operario, <text:span text:style-name="T22">Usuario</text:span>, <text:span text:style-name="T7">Administrador</text:span>.</text:p>
      <text:p text:style-name="P4"/>
      <text:p text:style-name="P4">Descripción: Como usuario logeado en la web quiero tener acceso al formulario de contacto para reportar una indicencia.</text:p>
      <text:p text:style-name="P18"/>
      <text:p text:style-name="P9"><text:span text:style-name="T2">Validación: </text:span>Los usuarios registrados tendrán acceso a una pestaña de contacto en la que podrán crear <text:s/>una incidencia que será almacenado en la base de datos.</text:p>
      <text:p text:style-name="P1"/>
      <text:p text:style-name="P14"><text:span text:style-name="T9">4</text:span>. Creación de ticket:</text:p>
      <text:p text:style-name="P14"/>
      <text:p text:style-name="P3">Usuario: Gestor, <text:span text:style-name="T7">Administrador</text:span>.</text:p>
      <text:p text:style-name="P3"/>
      <text:p text:style-name="P3">Descripción: Como gestor, quiero crear y asignar tareas a los trabajadores <text:span text:style-name="T8">a través de tickets</text:span>.</text:p>
      <text:p text:style-name="P14"/>
      <text:p text:style-name="P3">Validación: El usuario con rol de gestor tendrá acceso a la creación y asignación de tickets a través de una ventana habilitada específicamente para ello, <text:span text:style-name="T19">en la que podrá crear tickets a través de la información recibida de las incidencias</text:span>.</text:p>
      <text:p text:style-name="P1"/>
      <text:p text:style-name="P21"/>
      <text:p text:style-name="P14"><text:span text:style-name="T10">5</text:span>. <text:span text:style-name="T1">Consulta</text:span> de <text:span text:style-name="T10">tickets</text:span> <text:span text:style-name="T1">gestor</text:span>:</text:p>
      <text:p text:style-name="P14"/>
      <text:p text:style-name="P3">Usuario: Gestor, <text:span text:style-name="T12">Administrador</text:span>.</text:p>
      <text:p text:style-name="P3"/>
      <text:p text:style-name="P3">Descripción: Como usuario con rol de gestor quiero tener acceso a todas la tareas.</text:p>
      <text:p text:style-name="P3"/>
      <text:p text:style-name="P3">V<text:span text:style-name="T23">a</text:span>lidación: El usuario con rol de gestor tendrá acceso a una pestaña para la consulta de l<text:span text:style-name="T14">o</text:span>s <text:span text:style-name="T14">tickets</text:span> existentes en la bbdd, con potestad para su modificación o eliminación, a través de una pestaña habilitada específicamente para ello.</text:p>
      <text:p text:style-name="P1"/>
      <text:p text:style-name="P14"><text:span text:style-name="T18">6</text:span>. <text:span text:style-name="T1">Consulta de tickets operario:</text:span></text:p>
      <text:p text:style-name="P14"/>
      <text:p text:style-name="P3">Usuario: Operario, <text:span text:style-name="T12">Administrador</text:span>.</text:p>
      <text:p text:style-name="P3"/>
      <text:p text:style-name="P3">Descripción: Como operario quiero consultar mis <text:span text:style-name="T15">tickets</text:span> activ<text:span text:style-name="T15">o</text:span>s.</text:p>
      <text:p text:style-name="P3"/>
      <text:p text:style-name="P3">Validación: El usuario con rol de operador tendrá acceso a una pestaña habilitada específicamente para ello, para visualizar l<text:span text:style-name="T16">o</text:span>s <text:span text:style-name="T16">tickets </text:span>que tiene asignad<text:span text:style-name="T16">o</text:span>s y podrá modificar su estado y añadir un comentario.</text:p>
      <text:p text:style-name="P16"/>
      <text:p text:style-name="P16"><text:span text:style-name="T18">7</text:span>. Consulta tickets usuarios:</text:p>
      <text:p text:style-name="P16"/>
      <text:p text:style-name="P3">Usuario: <text:span text:style-name="T20">Usuario</text:span>, <text:span text:style-name="T12">Administrador</text:span>.</text:p>
      <text:p text:style-name="P3"/>
      <text:p text:style-name="P6">Descripción: Como <text:span text:style-name="T21">usuario</text:span> quiero consultar mis incidencias resueltas y evaluar el trato recibido.</text:p>
      <text:p text:style-name="P16"/>
      <text:p text:style-name="P7"><text:span text:style-name="T2">Validación: </text:span>Los clientes podrán consultar sus tickets resueltos y evaluar el trato recibido por parte del operario, será a través de una pestaña en la que se necesitará estar logeado.</text:p>
      <text:p text:style-name="P19"/>
      <text:p text:style-name="P15"><text:span text:style-name="T18">8</text:span>. <text:span text:style-name="T17">Administración de usuarios</text:span>:</text:p>
      <text:p text:style-name="P15"/>
      <text:p text:style-name="P5">Usuario: <text:span text:style-name="T7">Administrador</text:span>.</text:p>
      <text:p text:style-name="P5"/>
      <text:p text:style-name="P5">Descripción: Como <text:span text:style-name="T17">administrador</text:span>, <text:span text:style-name="T17">quiero tener acceso a todos los usuarios registrados en nuestra plataforma, así como modificar su rol y eliminarlos</text:span>.</text:p>
      <text:p text:style-name="P15"/>
      <text:p text:style-name="P5">Validación: El usuario con rol de <text:span text:style-name="T17">administrador</text:span> tendrá acceso a la <text:span text:style-name="T17">visualización de usuarios, modificación de rol y eliminación de usuarios a través de una ventana habilitada específicamente para ello.</text:span></text:p>
      <text:p text:style-name="P12"/>
      <text:p text:style-name="P22"/>
      <text:p text:style-name="P16"><text:span text:style-name="T18">9</text:span>. Ranking de trabajadores:</text:p>
      <text:p text:style-name="P16"/>
      <text:p text:style-name="P3">Usuario: Gestor, <text:span text:style-name="T12">O</text:span>perario,<text:span text:style-name="T11"> Administrador</text:span>.</text:p>
      <text:p text:style-name="P3"/>
      <text:p text:style-name="P3">Descripción: Como usuario con algún rol de trabajador de la empresa quiero consultar el ranking de empleados.</text:p>
      <text:p text:style-name="P7"/>
      <text:p text:style-name="P7"><text:span text:style-name="T2">Validación: </text:span>Los usuarios logeados con algún rol de trabajador tendrán acceso a esta pestaña donde se mostrará un ranking de los empleados por valoraciones de los clientes.</text:p>
      <text:p text:style-name="P16"/>
      <text:p text:style-name="P16"><text:span text:style-name="T18">10</text:span>. <text:span text:style-name="T3">Foro:</text:span></text:p>
      <text:p text:style-name="P16"/>
      <text:p text:style-name="P3">Usuario: Gestor, <text:span text:style-name="T12">Administrador</text:span>, <text:span text:style-name="T12">O</text:span>perario, <text:span text:style-name="T12">C</text:span>liente.</text:p>
      <text:p text:style-name="P7"/>
      <text:p text:style-name="P3">Descripción: Como usuario logeado en la web quiero tener acceso al foro.</text:p>
      <text:p text:style-name="P3"/>
      <text:p text:style-name="P8"><text:span text:style-name="T2">Validación: </text:span>Los usuarios tendrán acceso a un foro donde podrán navegar entre los diferentes temas creados por la comunidad, así como crear temas y comentar en temas para interactuar con la comunidad de clientes/trabajadores.</text:p>
      <text:p text:style-name="P17"/>
      <text:p text:style-name="P17">1<text:span text:style-name="T18">1</text:span>. Navegación básica:</text:p>
      <text:p text:style-name="P17"/>
      <text:p text:style-name="P10">Usuario: <text:span text:style-name="T13">No necesario</text:span>.</text:p>
      <text:p text:style-name="P10"/>
      <text:p text:style-name="P10">Descripción: Como visitante de la web quiero consultar las pestañas de navegación básicas de la web.</text:p>
      <text:p text:style-name="P17"/>
      <text:p text:style-name="P11"><text:span text:style-name="T4">Validación: </text:span>Todos los internautas que entren en <text:span text:style-name="T5">nu</text:span><text:span text:style-name="T6">e</text:span><text:span text:style-name="T5">stra</text:span> web (ya sean usuarios logeados o no) tendrán acceso a unas pestañas de navegación básicas con distinta información sobre la empresa sin necesidad de logearse (Home page, about us...)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1-03-12T02:31:05.277000000</dc:date>
    <meta:editing-duration>PT20M33S</meta:editing-duration>
    <meta:editing-cycles>27</meta:editing-cycles>
    <meta:document-statistic meta:table-count="0" meta:image-count="0" meta:object-count="0" meta:page-count="3" meta:paragraph-count="45" meta:word-count="557" meta:character-count="3734" meta:non-whitespace-character-count="3220"/>
  </office:meta>
</office:document-meta>
</file>